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22FFBC00AA7F9541654.png" manifest:media-type="image/png"/>
  <manifest:file-entry manifest:full-path="Pictures/10000001000003350000022F18AB26CAB111F43A.png" manifest:media-type="image/png"/>
  <manifest:file-entry manifest:full-path="Pictures/100000010000032100000225C7C7F700480A45ED.png" manifest:media-type="image/png"/>
  <manifest:file-entry manifest:full-path="Pictures/100000010000032100000225E5CACEAFBE27DE20.png" manifest:media-type="image/png"/>
  <manifest:file-entry manifest:full-path="Pictures/100000010000018700000092BC7503A3FFFFA6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m3" text:anchor-type="char" svg:x="2.35cm" svg:y="0.011cm" svg:width="10.345cm" svg:height="3.863cm" draw:z-index="2"><draw:image xlink:href="Pictures/100000010000018700000092BC7503A3FFFFA6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m1" text:anchor-type="char" svg:x="-0.185cm" svg:y="0.429cm" svg:width="17cm" svg:height="9.566cm" draw:z-index="0"><draw:image xlink:href="Pictures/100000010000032100000225C7C7F700480A45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m2" text:anchor-type="char" svg:x="0.026cm" svg:y="0.039cm" svg:width="17cm" svg:height="6.932cm" draw:z-index="1"><draw:image xlink:href="Pictures/100000010000032100000225E5CACEAFBE27DE2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m4" text:anchor-type="char" svg:width="17cm" svg:height="11.575cm" draw:z-index="3"><draw:image xlink:href="Pictures/10000001000003350000022F18AB26CAB111F4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m5" text:anchor-type="char" svg:width="17cm" svg:height="11.575cm" draw:z-index="4"><draw:image xlink:href="Pictures/10000001000003350000022FFBC00AA7F95416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2:01:46.609867180</meta:creation-date>
    <dc:date>2023-11-16T12:08:14.850506522</dc:date>
    <meta:editing-duration>PT6M28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